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Mono" svg:font-family="'Roboto Mono', monospace"/>
    <style:font-face style:name="Roboto" svg:font-family="Roboto, sans-serif"/>
    <style:font-face style:name="monospace" svg:font-family="monospace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text-properties style:font-name="Helvetica" fo:font-size="10pt" fo:font-style="normal" fo:font-weight="normal"/>
    </style:style>
    <style:style style:name="P2" style:family="paragraph" style:parent-style-name="Heading_20_2">
      <style:text-properties style:font-name="Helvetica" fo:font-size="10pt" fo:font-style="normal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style:font-name="Helvetica" fo:font-size="10pt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12121" style:font-name="Helvetica" fo:font-size="10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1417in" fo:margin-bottom="0.1417in" fo:line-height="100%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.1417in" fo:margin-bottom="0.1417in" fo:orphans="2" fo:widows="2" fo:text-indent="0in" style:auto-text-indent="false" fo:padding="0in" fo:border="none"/>
      <style:text-properties fo:font-variant="normal" fo:text-transform="none" fo:color="#212121" style:font-name="Helvetica" fo:font-size="10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</style:style>
    <style:style style:name="P9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12121" style:font-name="Roboto" fo:font-size="10.1999998092651pt" fo:letter-spacing="normal" fo:font-style="normal" fo:font-weight="normal"/>
    </style:style>
    <style:style style:name="P10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12121" style:font-name="Helvetica" fo:font-size="10pt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12121" style:font-name="Courier New1" fo:font-size="10pt" fo:letter-spacing="normal" fo:font-style="normal" fo:font-weight="normal"/>
    </style:style>
    <style:style style:name="P12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212121" style:font-name="Courier New1" fo:font-size="10.1999998092651pt" fo:letter-spacing="normal" fo:font-style="normal" fo:font-weight="normal"/>
    </style:style>
    <style:style style:name="P13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style:font-name="Helvetica" fo:font-size="10pt" fo:font-style="normal" fo:font-weight="normal"/>
    </style:style>
    <style:style style:name="P14" style:family="paragraph" style:parent-style-name="Preformatted_20_Text">
      <style:paragraph-properties fo:margin-left="0in" fo:margin-right="0in" fo:margin-top="0in" fo:margin-bottom="0.1965in" fo:orphans="2" fo:widows="2" fo:text-indent="0in" style:auto-text-indent="false" fo:background-color="#ffffff" fo:padding="0in" fo:border="none">
        <style:background-image/>
      </style:paragraph-properties>
      <style:text-properties style:font-name="Courier New1" fo:font-size="10pt" fo:font-style="normal" fo:font-weight="normal"/>
    </style:style>
    <style:style style:name="P15" style:family="paragraph" style:parent-style-name="Preformatted_20_Text">
      <style:paragraph-properties fo:orphans="2" fo:widows="2" fo:background-color="#ffffff" fo:padding="0in" fo:border="none">
        <style:background-image/>
      </style:paragraph-properties>
    </style:style>
    <style:style style:name="P16" style:family="paragraph" style:parent-style-name="Preformatted_20_Text">
      <style:paragraph-properties fo:orphans="2" fo:widows="2" fo:background-color="#ffffff" fo:padding="0in" fo:border="none">
        <style:background-image/>
      </style:paragraph-properties>
      <style:text-properties style:font-name="Helvetica" fo:font-size="10pt" fo:font-style="normal" fo:font-weight="normal"/>
    </style:style>
    <style:style style:name="P17" style:family="paragraph" style:parent-style-name="Preformatted_20_Text">
      <style:paragraph-properties fo:orphans="2" fo:widows="2" fo:background-color="#ffffff" fo:padding="0in" fo:border="none">
        <style:background-image/>
      </style:paragraph-properties>
      <style:text-properties style:font-name="Courier New2" fo:font-size="10pt" fo:font-style="normal" fo:font-weight="normal"/>
    </style:style>
    <style:style style:name="T1" style:family="text">
      <style:text-properties fo:font-variant="normal" fo:text-transform="none" fo:color="#000000" style:font-name="monospace" fo:font-size="8.89999961853027pt" fo:letter-spacing="normal" fo:font-style="normal" fo:font-weight="normal" fo:background-color="#ffffff"/>
    </style:style>
    <style:style style:name="T2" style:family="text">
      <style:text-properties fo:font-variant="normal" fo:text-transform="none" fo:color="#000000" fo:letter-spacing="normal" fo:background-color="#ffffff"/>
    </style:style>
    <style:style style:name="T3" style:family="text">
      <style:text-properties fo:font-variant="normal" fo:text-transform="none" fo:color="#000000" style:font-name="Helvetica" fo:font-size="10pt" fo:letter-spacing="normal" fo:font-style="normal" fo:font-weight="normal" fo:background-color="#ffffff"/>
    </style:style>
    <style:style style:name="T4" style:family="text">
      <style:text-properties fo:font-variant="normal" fo:text-transform="none" fo:color="#000000" fo:font-size="10pt" fo:letter-spacing="normal" fo:font-style="normal" fo:font-weight="normal" fo:background-color="#ffffff"/>
    </style:style>
    <style:style style:name="T5" style:family="text">
      <style:text-properties fo:font-variant="normal" fo:text-transform="none" fo:color="#000000" style:font-name="Courier New1" fo:font-size="10pt" fo:letter-spacing="normal" fo:font-style="normal" fo:font-weight="normal" fo:background-color="#ffffff"/>
    </style:style>
    <style:style style:name="T6" style:family="text">
      <style:text-properties fo:font-variant="normal" fo:text-transform="none" fo:color="#000000" style:font-name="Courier New2" fo:font-size="10pt" fo:letter-spacing="normal" fo:font-style="normal" fo:font-weight="normal" fo:background-color="#ffffff"/>
    </style:style>
    <style:style style:name="T7" style:family="text">
      <style:text-properties fo:font-variant="normal" fo:text-transform="none" fo:color="#aa22ff" style:font-name="monospace" fo:font-size="8.89999961853027pt" fo:letter-spacing="normal" fo:font-style="normal" fo:font-weight="bold" fo:background-color="#ffffff"/>
    </style:style>
    <style:style style:name="T8" style:family="text">
      <style:text-properties fo:font-variant="normal" fo:text-transform="none" fo:color="#aa22ff" fo:letter-spacing="normal" fo:background-color="#ffffff"/>
    </style:style>
    <style:style style:name="T9" style:family="text">
      <style:text-properties fo:font-variant="normal" fo:text-transform="none" fo:color="#aa22ff" style:font-name="Helvetica" fo:font-size="10pt" fo:letter-spacing="normal" fo:font-style="normal" fo:font-weight="normal" fo:background-color="#ffffff"/>
    </style:style>
    <style:style style:name="T10" style:family="text">
      <style:text-properties fo:font-variant="normal" fo:text-transform="none" fo:color="#008000" style:font-name="monospace" fo:font-size="8.89999961853027pt" fo:letter-spacing="normal" fo:font-style="normal" fo:font-weight="bold" fo:background-color="#ffffff"/>
    </style:style>
    <style:style style:name="T11" style:family="text">
      <style:text-properties fo:font-variant="normal" fo:text-transform="none" fo:color="#008000" style:font-name="monospace" fo:font-size="8.89999961853027pt" fo:letter-spacing="normal" fo:font-style="normal" fo:font-weight="normal" fo:background-color="#ffffff"/>
    </style:style>
    <style:style style:name="T12" style:family="text">
      <style:text-properties fo:font-variant="normal" fo:text-transform="none" fo:color="#008000" fo:letter-spacing="normal" fo:background-color="#ffffff"/>
    </style:style>
    <style:style style:name="T13" style:family="text">
      <style:text-properties fo:font-variant="normal" fo:text-transform="none" fo:color="#008000" style:font-name="Helvetica" fo:font-size="10pt" fo:letter-spacing="normal" fo:font-style="normal" fo:font-weight="normal" fo:background-color="#ffffff"/>
    </style:style>
    <style:style style:name="T14" style:family="text">
      <style:text-properties fo:font-variant="normal" fo:text-transform="none" fo:color="#008000" fo:font-size="10pt" fo:letter-spacing="normal" fo:font-style="normal" fo:font-weight="normal" fo:background-color="#ffffff"/>
    </style:style>
    <style:style style:name="T15" style:family="text">
      <style:text-properties fo:font-variant="normal" fo:text-transform="none" fo:color="#008000" style:font-name="Courier New2" fo:font-size="10pt" fo:letter-spacing="normal" fo:font-style="normal" fo:font-weight="normal" fo:background-color="#ffffff"/>
    </style:style>
    <style:style style:name="T16" style:family="text">
      <style:text-properties fo:font-variant="normal" fo:text-transform="none" fo:color="#0000ff" style:font-name="monospace" fo:font-size="8.89999961853027pt" fo:letter-spacing="normal" fo:font-style="normal" fo:font-weight="normal" fo:background-color="#ffffff"/>
    </style:style>
    <style:style style:name="T17" style:family="text">
      <style:text-properties fo:font-variant="normal" fo:text-transform="none" fo:color="#0000ff" fo:letter-spacing="normal" fo:background-color="#ffffff"/>
    </style:style>
    <style:style style:name="T18" style:family="text">
      <style:text-properties fo:font-variant="normal" fo:text-transform="none" fo:color="#0000ff" style:font-name="Helvetica" fo:font-size="10pt" fo:letter-spacing="normal" fo:font-style="normal" fo:font-weight="normal" fo:background-color="#ffffff"/>
    </style:style>
    <style:style style:name="T19" style:family="text">
      <style:text-properties fo:font-variant="normal" fo:text-transform="none" fo:color="#0000ff" fo:font-size="10pt" fo:letter-spacing="normal" fo:font-style="normal" fo:font-weight="normal" fo:background-color="#ffffff"/>
    </style:style>
    <style:style style:name="T20" style:family="text">
      <style:text-properties fo:font-variant="normal" fo:text-transform="none" fo:color="#0000ff" style:font-name="Courier New2" fo:font-size="10pt" fo:letter-spacing="normal" fo:font-style="normal" fo:font-weight="normal" fo:background-color="#ffffff"/>
    </style:style>
    <style:style style:name="T21" style:family="text">
      <style:text-properties fo:font-variant="normal" fo:text-transform="none" fo:color="#212121" style:font-name="Roboto" fo:font-size="10.1999998092651pt" fo:letter-spacing="normal"/>
    </style:style>
    <style:style style:name="T22" style:family="text">
      <style:text-properties fo:font-variant="normal" fo:text-transform="none" fo:color="#212121" style:font-name="Roboto" fo:font-size="10.1999998092651pt" fo:letter-spacing="normal" fo:font-style="normal" fo:font-weight="normal"/>
    </style:style>
    <style:style style:name="T23" style:family="text">
      <style:text-properties fo:font-variant="normal" fo:text-transform="none" fo:color="#212121" style:font-name="Roboto" fo:font-size="10.1999998092651pt" fo:letter-spacing="normal" fo:font-style="normal" fo:font-weight="normal" fo:background-color="#ffffff"/>
    </style:style>
    <style:style style:name="T24" style:family="text">
      <style:text-properties fo:font-variant="normal" fo:text-transform="none" fo:color="#212121" fo:letter-spacing="normal"/>
    </style:style>
    <style:style style:name="T25" style:family="text">
      <style:text-properties fo:font-variant="normal" fo:text-transform="none" fo:color="#212121" fo:letter-spacing="normal" fo:background-color="#ffffff"/>
    </style:style>
    <style:style style:name="T26" style:family="text">
      <style:text-properties fo:font-variant="normal" fo:text-transform="none" fo:color="#212121" style:font-name="Helvetica" fo:font-size="10pt" fo:letter-spacing="normal" fo:font-style="normal" fo:font-weight="normal"/>
    </style:style>
    <style:style style:name="T27" style:family="text">
      <style:text-properties fo:font-variant="normal" fo:text-transform="none" fo:color="#212121" style:font-name="Helvetica" fo:font-size="10pt" fo:letter-spacing="normal" fo:font-style="normal" fo:font-weight="normal" fo:background-color="#ffffff"/>
    </style:style>
    <style:style style:name="T28" style:family="text">
      <style:text-properties fo:font-variant="normal" fo:text-transform="none" fo:color="#37474f" style:font-name="Roboto Mono" fo:font-size="8.89999961853027pt" fo:letter-spacing="normal" fo:font-style="normal" fo:font-weight="bold" fo:background-color="#f7f7f7"/>
    </style:style>
    <style:style style:name="T29" style:family="text">
      <style:text-properties fo:font-variant="normal" fo:text-transform="none" fo:color="#37474f" style:font-name="Roboto Mono" fo:font-size="8.89999961853027pt" fo:letter-spacing="normal" fo:font-weight="bold" fo:background-color="#f7f7f7"/>
    </style:style>
    <style:style style:name="T30" style:family="text">
      <style:text-properties fo:font-variant="normal" fo:text-transform="none" fo:color="#37474f" fo:letter-spacing="normal" fo:background-color="#f7f7f7"/>
    </style:style>
    <style:style style:name="T31" style:family="text">
      <style:text-properties fo:font-variant="normal" fo:text-transform="none" fo:color="#37474f" style:font-name="Helvetica" fo:font-size="10pt" fo:letter-spacing="normal" fo:font-style="normal" fo:font-weight="normal" fo:background-color="#f7f7f7"/>
    </style:style>
    <style:style style:name="T32" style:family="text">
      <style:text-properties style:font-name="Roboto"/>
    </style:style>
    <style:style style:name="T33" style:family="text">
      <style:text-properties style:font-name="Roboto" fo:font-size="10.1999998092651pt"/>
    </style:style>
    <style:style style:name="T34" style:family="text">
      <style:text-properties fo:color="#37474f"/>
    </style:style>
    <style:style style:name="T35" style:family="text">
      <style:text-properties fo:color="#37474f" style:font-name="Roboto Mono" fo:font-size="8.89999961853027pt"/>
    </style:style>
    <style:style style:name="T36" style:family="text">
      <style:text-properties fo:color="#37474f" style:font-name="Roboto Mono" fo:font-size="8.89999961853027pt" fo:font-weight="bold" fo:background-color="#f7f7f7"/>
    </style:style>
    <style:style style:name="T37" style:family="text">
      <style:text-properties fo:color="#37474f" style:font-name="Helvetica" fo:font-size="10pt"/>
    </style:style>
    <style:style style:name="T38" style:family="text">
      <style:text-properties style:font-name="Helvetica"/>
    </style:style>
    <style:style style:name="T39" style:family="text">
      <style:text-properties style:font-name="Helvetica" fo:font-size="10pt"/>
    </style:style>
    <style:style style:name="T40" style:family="text">
      <style:text-properties style:font-name="Helvetica" fo:font-size="10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ource_20_Text"><text:span text:style-name="T3">BasicLSTMCell </text:span></text:span></text:h>
      <text:p text:style-name="Text_20_body"><text:a xlink:type="simple" xlink:href="https://www.tensorflow.org/api_docs/python/tf/contrib/rnn/BasicLSTMCell" text:style-name="Internet_20_link" text:visited-style-name="Visited_20_Internet_20_Link"><text:span text:style-name="Source_20_Text"><text:span text:style-name="T3">https://www.tensorflow.org/api_docs/python/tf/contrib/rnn/BasicLSTMCell</text:span></text:span></text:a></text:p>
      <text:p text:style-name="P8"><text:span text:style-name="Source_20_Text"><text:span text:style-name="T5">lstm = tf.contrib.rnn.BasicLSTMCell(num_units)</text:span></text:span></text:p>
      <text:h text:style-name="Heading_20_2" text:outline-level="2"><text:span text:style-name="Source_20_Text"><text:span text:style-name="T3">DropoutWrapper</text:span></text:span></text:h>
      <text:p text:style-name="Text_20_body"><text:a xlink:type="simple" xlink:href="https://www.tensorflow.org/api_docs/python/tf/contrib/rnn/DropoutWrapper" text:style-name="Internet_20_link" text:visited-style-name="Visited_20_Internet_20_Link"><text:span text:style-name="Source_20_Text"><text:span text:style-name="T3">https://www.tensorflow.org/api_docs/python/tf/contrib/rnn/DropoutWrapper</text:span></text:span></text:a></text:p>
      <text:p text:style-name="P3"><text:span text:style-name="Source_20_Text"><text:span text:style-name="T27">Operator adding dropout to inputs and outputs of the given cell.</text:span></text:span></text:p>
      <text:p text:style-name="P8"><text:span text:style-name="Source_20_Text"><text:span text:style-name="T5">tf.contrib.rnn.DropoutWrapper(lstm, output_keep_prob=keep_prob)</text:span></text:span></text:p>
      <text:h text:style-name="Heading_20_2" text:outline-level="2"><text:span text:style-name="Source_20_Text"><text:span text:style-name="T3">MultiRNNCell</text:span></text:span></text:h>
      <text:p text:style-name="Text_20_body"><text:span text:style-name="Source_20_Text"><text:span text:style-name="T3">https://www.tensorflow.org/api_docs/python/tf/contrib/rnn/MultiRNNCell</text:span></text:span></text:p>
      <text:p text:style-name="P8"><text:span text:style-name="Source_20_Text"><text:span text:style-name="T27">RNN cell composed sequentially of multiple simple cells.</text:span></text:span></text:p>
      <text:p text:style-name="Preformatted_20_Text">tf.contrib.rnn.MultiRNNCell([cell]*num_layers)</text:p>
      <text:h text:style-name="Heading_20_3" text:outline-level="3"><text:span text:style-name="Source_20_Text"><text:span text:style-name="T3">Example:</text:span></text:span></text:h>
      <text:p text:style-name="P8"><text:span text:style-name="Source_20_Text"><text:span text:style-name="T15">def</text:span></text:span><text:span text:style-name="Source_20_Text"><text:span text:style-name="T6"> </text:span></text:span><text:span text:style-name="Source_20_Text"><text:span text:style-name="T20">build_cell</text:span></text:span><text:span text:style-name="Source_20_Text"><text:span text:style-name="T6">(num_units, keep_prob):</text:span></text:span></text:p>
      <text:p text:style-name="P15"><text:span text:style-name="Source_20_Text"><text:span text:style-name="T6"><text:s text:c="4"/>lstm = tf.contrib.rnn.BasicLSTMCell(num_units)</text:span></text:span></text:p>
      <text:p text:style-name="P15"><text:span text:style-name="Source_20_Text"><text:span text:style-name="T6"><text:s text:c="4"/>drop = tf.contrib.rnn.DropoutWrapper(lstm, output_keep_prob=keep_prob)</text:span></text:span></text:p>
      <text:p text:style-name="P17"/>
      <text:p text:style-name="P15"><text:span text:style-name="Source_20_Text"><text:span text:style-name="T6"><text:s text:c="4"/></text:span></text:span><text:span text:style-name="Source_20_Text"><text:span text:style-name="T15">return</text:span></text:span><text:span text:style-name="Source_20_Text"><text:span text:style-name="T6"> drop</text:span></text:span></text:p>
      <text:p text:style-name="P16"/>
      <text:p text:style-name="Preformatted_20_Text">tf.contrib.rnn.MultiRNNCell([build_cell(num_units, keep_prob) for _ in range(num_layers)])</text:p>
      <text:p text:style-name="P8"><text:span text:style-name="Source_20_Text"><text:span text:style-name="T3"/></text:span></text:p>
      <text:p text:style-name="P8"><text:span text:style-name="Source_20_Text"><text:span text:style-name="T3">softmax_cross_entropy_with_logits</text:span></text:span></text:p>
      <text:p text:style-name="P8"><text:a xlink:type="simple" xlink:href="https://www.tensorflow.org/api_docs/python/tf/nn/softmax_cross_entropy_with_logits" text:style-name="Internet_20_link" text:visited-style-name="Visited_20_Internet_20_Link"><text:span text:style-name="T40">https://www.tensorflow.org/api_docs/python/tf/nn/softmax_cross_entropy_with_logits</text:span></text:a></text:p>
      <text:p text:style-name="P8"><text:span text:style-name="T26">Computes softmax cross entropy between </text:span><text:span text:style-name="Source_20_Text"><text:span text:style-name="T31">logits</text:span></text:span><text:span text:style-name="T26"> and </text:span><text:span text:style-name="Source_20_Text"><text:span text:style-name="T31">labels</text:span></text:span><text:span text:style-name="T26">.</text:span></text:p>
      <text:p text:style-name="P14">loss = tf.nn.softmax_cross_entropy_with_logits(logits=logits, labels=y_reshaped)</text:p>
      <text:h text:style-name="P2" text:outline-level="2">reduce_mean</text:h>
      <text:p text:style-name="P8"><text:a xlink:type="simple" xlink:href="https://www.tensorflow.org/api_docs/python/tf/reduce_mean" text:style-name="Internet_20_link" text:visited-style-name="Visited_20_Internet_20_Link"><text:span text:style-name="T40">https://www.tensorflow.org/api_docs/python/tf/reduce_mean</text:span></text:a></text:p>
      <text:p text:style-name="P10">Computes the mean of elements across dimensions of a tensor.</text:p>
      <text:p text:style-name="P14">loss = tf.reduce_mean(loss)</text:p>
      <text:p text:style-name="P14"/>
      <text:p text:style-name="P13">trainable_variables</text:p>
      <text:p text:style-name="P13">https://www.tensorflow.org/api_docs/python/tf/trainable_variables</text:p>
      <text:p text:style-name="P4"><text:span text:style-name="T21">Returns all variables created with </text:span><text:span text:style-name="Source_20_Text"><text:span text:style-name="T29">trainable=True</text:span></text:span><text:span text:style-name="T21">.</text:span></text:p>
      <text:p text:style-name="P6"><text:soft-page-break/><text:span text:style-name="T22">When passed </text:span><text:span text:style-name="Source_20_Text"><text:span text:style-name="T28">trainable=True</text:span></text:span><text:span text:style-name="T22">, the </text:span><text:span text:style-name="Source_20_Text"><text:span text:style-name="T28">Variable()</text:span></text:span><text:span text:style-name="T22"> constructor automatically adds new variables to the graph collection </text:span><text:span text:style-name="Source_20_Text"><text:span text:style-name="T28">GraphKeys.TRAINABLE_VARIABLES</text:span></text:span><text:span text:style-name="T22">. This convenience function returns the contents of that collection.</text:span></text:p>
      <text:p text:style-name="P14">tvars = tf.trainable_variables()</text:p>
      <text:p text:style-name="P14"/>
      <text:p text:style-name="P13">clip_by_global_norm</text:p>
      <text:p text:style-name="P13">https://www.tensorflow.org/api_docs/python/tf/clip_by_global_norm</text:p>
      <text:p text:style-name="P9">Clips values of multiple tensors by the ratio of the sum of their norms.</text:p>
      <text:p text:style-name="P11">grads, _ = tf.clip_by_global_norm(tf.gradients(loss, tvars), grad_clip)</text:p>
      <text:p text:style-name="P11"/>
      <text:p text:style-name="P10">AdamOptimizer</text:p>
      <text:p text:style-name="P10"><text:a xlink:type="simple" xlink:href="https://www.tensorflow.org/api_docs/python/tf/train/AdamOptimizer" text:style-name="Internet_20_link" text:visited-style-name="Visited_20_Internet_20_Link">https://www.tensorflow.org/api_docs/python/tf/train/AdamOptimizer</text:a></text:p>
      <text:p text:style-name="P11">train_op = tf.train.AdamOptimizer(learning_rate)</text:p>
      <text:p text:style-name="P11">optimizer = train_op.apply_gradients(zip(grads, tvars))</text:p>
      <text:p text:style-name="P11"/>
      <text:p text:style-name="P10">one_hot</text:p>
      <text:p text:style-name="P10">https://www.tensorflow.org/api_docs/python/tf/one_hot</text:p>
      <text:p text:style-name="P9">Returns a one-hot tensor.</text:p>
      <text:p text:style-name="P11">x_one_hot = tf.one_hot(self.inputs, num_classes)</text:p>
      <text:p text:style-name="P11"/>
      <text:p text:style-name="P10">dynamic_rnn</text:p>
      <text:p text:style-name="P11"><text:a xlink:type="simple" xlink:href="https://www.tensorflow.org/api_docs/python/tf/nn/dynamic_rnn" text:style-name="Internet_20_link" text:visited-style-name="Visited_20_Internet_20_Link"><text:span text:style-name="T38">https://www.tensorflow.org/api_docs/python/tf/nn/dynamic_rnn</text:span></text:a></text:p>
      <text:p text:style-name="P11"><text:span text:style-name="T33">Creates a recurrent neural network specified by RNNCell </text:span><text:span text:style-name="Source_20_Text"><text:span text:style-name="T36">cell</text:span></text:span><text:span text:style-name="T33">.</text:span></text:p>
      <text:p text:style-name="P12">outputs, state = tf.nn.dynamic_rnn(cell, x_one_hot, initial_state=self.initial_state)</text:p>
      <text:p text:style-name="P12"/>
      <text:p text:style-name="P12"><text:span text:style-name="Source_20_Text"><text:span text:style-name="T37">embedding_lookup</text:span></text:span></text:p>
      <text:p text:style-name="P12"><text:a xlink:type="simple" xlink:href="https://www.tensorflow.org/api_docs/python/tf/nn/embedding_lookup" text:style-name="Internet_20_link" text:visited-style-name="Visited_20_Internet_20_Link"><text:span text:style-name="Source_20_Text"><text:span text:style-name="T37">https://www.tensorflow.org/api_docs/python/tf/nn/embedding_lookup</text:span></text:span></text:a></text:p>
      <text:p text:style-name="P12"><text:span text:style-name="Source_20_Text"><text:span text:style-name="T32">Looks up </text:span></text:span><text:span text:style-name="Source_20_Text"><text:span text:style-name="T36">ids</text:span></text:span><text:span text:style-name="Source_20_Text"><text:span text:style-name="T39"> </text:span></text:span><text:span text:style-name="Source_20_Text"><text:span text:style-name="T32">in a list of embedding tensors.</text:span></text:span></text:p>
      <text:h text:outline-level="1"><text:soft-page-break/>sampled_softmax_loss</text:h>
      <text:p text:style-name="P12"><text:a xlink:type="simple" xlink:href="https://www.tensorflow.org/api_docs/python/tf/nn/sampled_softmax_loss" text:style-name="Internet_20_link" text:visited-style-name="Visited_20_Internet_20_Link"><text:span text:style-name="T39">https://www.tensorflow.org/api_docs/python/tf/nn/sampled_softmax_loss</text:span></text:a></text:p>
      <text:p text:style-name="P5">Computes and returns the sampled softmax training loss.</text:p>
      <text:p text:style-name="P7">This is a faster way to train a softmax classifier over a huge number of classes.</text:p>
      <text:p text:style-name="P7">This operation is for training only. It is generally an underestimate of the full softmax loss.</text:p>
      <text:p text:style-name="P10">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Mono" svg:font-family="'Roboto Mono', monospace"/>
    <style:font-face style:name="Roboto" svg:font-family="Roboto, sans-serif"/>
    <style:font-face style:name="monospace" svg:font-family="monospace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lip Chin</meta:initial-creator>
    <meta:creation-date>2017-10-04T19:14:06</meta:creation-date>
    <dc:date>2017-10-09T17:11:03</dc:date>
    <dc:creator>Phillip Chin</dc:creator>
    <meta:editing-duration>P4DT12H14M1S</meta:editing-duration>
    <meta:editing-cycles>9</meta:editing-cycles>
    <meta:generator>OpenOffice/4.1.3$Unix OpenOffice.org_project/413m1$Build-9783</meta:generator>
    <meta:document-statistic meta:table-count="0" meta:image-count="0" meta:object-count="0" meta:page-count="3" meta:paragraph-count="55" meta:word-count="226" meta:character-count="2791"/>
  </office:meta>
</office:document-meta>
</file>